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ansinterligne" style:master-page-name="MPF0" style:family="paragraph">
      <style:paragraph-properties fo:break-before="page" style:page-number="auto"/>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4472C4"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T6" style:parent-style-name="Policepardéfaut" style:family="text">
      <style:text-properties style:font-name="Calibri Light" style:font-name-asian="Times New Roman" style:font-name-complex="Times New Roman" fo:color="#262626" fo:font-size="36pt" style:font-size-asian="36pt" style:font-size-complex="36pt"/>
    </style:style>
    <style:style style:name="P7" style:parent-style-name="Normal" style:family="paragraph">
      <style:paragraph-properties fo:break-before="page"/>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2" style:family="paragraph">
      <style:paragraph-properties>
        <style:tab-stops>
          <style:tab-stop style:type="left" style:position="0.2916in"/>
          <style:tab-stop style:type="right" style:leader-style="dotted" style:leader-text="." style:position="6.1263in"/>
        </style:tab-stops>
      </style:paragraph-properties>
    </style:style>
    <style:style style:name="T10" style:parent-style-name="Policepardéfaut" style:family="text">
      <style:text-properties style:font-name-asian="Times New Roman" fo:font-size="11pt" style:font-size-asian="11pt" style:font-size-complex="11pt" style:language-asian="fr" style:country-asian="FR"/>
    </style:style>
    <style:style style:name="P11" style:parent-style-name="TM2" style:family="paragraph">
      <style:paragraph-properties>
        <style:tab-stops>
          <style:tab-stop style:type="left" style:position="0.2916in"/>
          <style:tab-stop style:type="right" style:leader-style="dotted" style:leader-text="." style:position="6.1263in"/>
        </style:tab-stops>
      </style:paragraph-properties>
    </style:style>
    <style:style style:name="T12" style:parent-style-name="Policepardéfaut" style:family="text">
      <style:text-properties style:font-name-asian="Times New Roman" fo:font-size="11pt" style:font-size-asian="11pt" style:font-size-complex="11pt" style:language-asian="fr" style:country-asian="FR"/>
    </style:style>
    <style:style style:name="P13" style:parent-style-name="TM2" style:family="paragraph">
      <style:paragraph-properties>
        <style:tab-stops>
          <style:tab-stop style:type="left" style:position="0.4444in"/>
          <style:tab-stop style:type="right" style:leader-style="dotted" style:leader-text="." style:position="6.1263in"/>
        </style:tab-stops>
      </style:paragraph-properties>
    </style:style>
    <style:style style:name="T14" style:parent-style-name="Policepardéfaut" style:family="text">
      <style:text-properties style:font-name-asian="Times New Roman" fo:font-size="11pt" style:font-size-asian="11pt" style:font-size-complex="11pt" style:language-asian="fr" style:country-asian="FR"/>
    </style:style>
    <style:style style:name="P15"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16" style:parent-style-name="Policepardéfaut" style:family="text">
      <style:text-properties style:font-name-asian="Times New Roman" fo:font-size="11pt" style:font-size-asian="11pt" style:font-size-complex="11pt" style:language-asian="fr" style:country-asian="FR"/>
    </style:style>
    <style:style style:name="P17"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18" style:parent-style-name="Policepardéfaut" style:family="text">
      <style:text-properties style:font-name-asian="Times New Roman" fo:font-size="11pt" style:font-size-asian="11pt" style:font-size-complex="11pt" style:language-asian="fr" style:country-asian="FR"/>
    </style:style>
    <style:style style:name="P19" style:parent-style-name="TM2" style:family="paragraph">
      <style:paragraph-properties>
        <style:tab-stops>
          <style:tab-stop style:type="left" style:position="0.4444in"/>
          <style:tab-stop style:type="right" style:leader-style="dotted" style:leader-text="." style:position="6.1263in"/>
        </style:tab-stops>
      </style:paragraph-properties>
    </style:style>
    <style:style style:name="T20" style:parent-style-name="Policepardéfaut" style:family="text">
      <style:text-properties style:font-name-asian="Times New Roman" fo:font-size="11pt" style:font-size-asian="11pt" style:font-size-complex="11pt" style:language-asian="fr" style:country-asian="FR"/>
    </style:style>
    <style:style style:name="P21"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22" style:parent-style-name="Policepardéfaut" style:family="text">
      <style:text-properties style:font-name-asian="Times New Roman" fo:font-size="11pt" style:font-size-asian="11pt" style:font-size-complex="11pt" style:language-asian="fr" style:country-asian="FR"/>
    </style:style>
    <style:style style:name="P23"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24" style:parent-style-name="Policepardéfaut" style:family="text">
      <style:text-properties style:font-name-asian="Times New Roman" fo:font-size="11pt" style:font-size-asian="11pt" style:font-size-complex="11pt" style:language-asian="fr" style:country-asian="FR"/>
    </style:style>
    <style:style style:name="P25" style:parent-style-name="TM2" style:family="paragraph">
      <style:paragraph-properties>
        <style:tab-stops>
          <style:tab-stop style:type="left" style:position="0.4444in"/>
          <style:tab-stop style:type="right" style:leader-style="dotted" style:leader-text="." style:position="6.1263in"/>
        </style:tab-stops>
      </style:paragraph-properties>
    </style:style>
    <style:style style:name="T26" style:parent-style-name="Policepardéfaut" style:family="text">
      <style:text-properties style:font-name-asian="Times New Roman" fo:font-size="11pt" style:font-size-asian="11pt" style:font-size-complex="11pt" style:language-asian="fr" style:country-asian="FR"/>
    </style:style>
    <style:style style:name="P27"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28" style:parent-style-name="Policepardéfaut" style:family="text">
      <style:text-properties style:font-name-asian="Times New Roman" fo:font-size="11pt" style:font-size-asian="11pt" style:font-size-complex="11pt" style:language-asian="fr" style:country-asian="FR"/>
    </style:style>
    <style:style style:name="P29"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30" style:parent-style-name="Policepardéfaut" style:family="text">
      <style:text-properties style:font-name-asian="Times New Roman" fo:font-size="11pt" style:font-size-asian="11pt" style:font-size-complex="11pt" style:language-asian="fr" style:country-asian="FR"/>
    </style:style>
    <style:style style:name="P31" style:parent-style-name="TM2" style:family="paragraph">
      <style:paragraph-properties>
        <style:tab-stops>
          <style:tab-stop style:type="left" style:position="0.4444in"/>
          <style:tab-stop style:type="right" style:leader-style="dotted" style:leader-text="." style:position="6.1263in"/>
        </style:tab-stops>
      </style:paragraph-properties>
    </style:style>
    <style:style style:name="T32" style:parent-style-name="Policepardéfaut" style:family="text">
      <style:text-properties style:font-name-asian="Times New Roman" fo:font-size="11pt" style:font-size-asian="11pt" style:font-size-complex="11pt" style:language-asian="fr" style:country-asian="FR"/>
    </style:style>
    <style:style style:name="P33"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34" style:parent-style-name="Policepardéfaut" style:family="text">
      <style:text-properties style:font-name-asian="Times New Roman" fo:font-size="11pt" style:font-size-asian="11pt" style:font-size-complex="11pt" style:language-asian="fr" style:country-asian="FR"/>
    </style:style>
    <style:style style:name="P35"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36" style:parent-style-name="Policepardéfaut" style:family="text">
      <style:text-properties style:font-name-asian="Times New Roman" fo:font-size="11pt" style:font-size-asian="11pt" style:font-size-complex="11pt" style:language-asian="fr" style:country-asian="FR"/>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2" style:family="paragraph">
      <style:paragraph-properties>
        <style:tab-stops>
          <style:tab-stop style:type="left" style:position="0.2916in"/>
          <style:tab-stop style:type="right" style:leader-style="dotted" style:leader-text="." style:position="6.1263in"/>
        </style:tab-stops>
      </style:paragraph-properties>
    </style:style>
    <style:style style:name="T39" style:parent-style-name="Policepardéfaut" style:family="text">
      <style:text-properties style:font-name-asian="Times New Roman" fo:font-size="11pt" style:font-size-asian="11pt" style:font-size-complex="11pt" style:language-asian="fr" style:country-asian="FR"/>
    </style:style>
    <style:style style:name="P40" style:parent-style-name="TM2" style:family="paragraph">
      <style:paragraph-properties>
        <style:tab-stops>
          <style:tab-stop style:type="left" style:position="0.2916in"/>
          <style:tab-stop style:type="right" style:leader-style="dotted" style:leader-text="." style:position="6.1263in"/>
        </style:tab-stops>
      </style:paragraph-properties>
    </style:style>
    <style:style style:name="T41" style:parent-style-name="Policepardéfaut" style:family="text">
      <style:text-properties style:font-name-asian="Times New Roman" fo:font-size="11pt" style:font-size-asian="11pt" style:font-size-complex="11pt" style:language-asian="fr" style:country-asian="FR"/>
    </style:style>
    <style:style style:name="P42" style:parent-style-name="TM2" style:family="paragraph">
      <style:paragraph-properties>
        <style:tab-stops>
          <style:tab-stop style:type="left" style:position="0.4444in"/>
          <style:tab-stop style:type="right" style:leader-style="dotted" style:leader-text="." style:position="6.1263in"/>
        </style:tab-stops>
      </style:paragraph-properties>
    </style:style>
    <style:style style:name="T43" style:parent-style-name="Policepardéfaut" style:family="text">
      <style:text-properties style:font-name-asian="Times New Roman" fo:font-size="11pt" style:font-size-asian="11pt" style:font-size-complex="11pt" style:language-asian="fr" style:country-asian="FR"/>
    </style:style>
    <style:style style:name="P44"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45" style:parent-style-name="Policepardéfaut" style:family="text">
      <style:text-properties style:font-name-asian="Times New Roman" fo:font-size="11pt" style:font-size-asian="11pt" style:font-size-complex="11pt" style:language-asian="fr" style:country-asian="FR"/>
    </style:style>
    <style:style style:name="P46"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47" style:parent-style-name="Policepardéfaut" style:family="text">
      <style:text-properties style:font-name-asian="Times New Roman" fo:font-size="11pt" style:font-size-asian="11pt" style:font-size-complex="11pt" style:language-asian="fr" style:country-asian="FR"/>
    </style:style>
    <style:style style:name="P48" style:parent-style-name="TM3" style:family="paragraph">
      <style:paragraph-properties>
        <style:tab-stops>
          <style:tab-stop style:type="left" style:position="0.4305in"/>
          <style:tab-stop style:type="right" style:leader-style="dotted" style:leader-text="." style:position="5.9597in"/>
        </style:tab-stops>
      </style:paragraph-properties>
    </style:style>
    <style:style style:name="T49" style:parent-style-name="Policepardéfaut" style:family="text">
      <style:text-properties style:font-name-asian="Times New Roman" fo:font-size="11pt" style:font-size-asian="11pt" style:font-size-complex="11pt" style:language-asian="fr" style:country-asian="FR"/>
    </style:style>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paragraph-properties fo:margin-left="0.7416in">
        <style:tab-stops/>
      </style:paragraph-properties>
    </style:style>
    <style:style style:name="P54" style:parent-style-name="Titre3" style:family="paragraph"/>
    <style:style style:name="P55" style:parent-style-name="Titre3" style:family="paragraph"/>
    <style:style style:name="P56" style:parent-style-name="Titre3" style:family="paragraph"/>
    <style:style style:name="P57" style:parent-style-name="Titre2" style:family="paragraph"/>
    <style:style style:name="P58" style:parent-style-name="Paragraphedeliste" style:family="paragraph"/>
    <style:style style:name="P59" style:parent-style-name="Paragraphedeliste" style:family="paragraph"/>
    <style:style style:name="P60" style:parent-style-name="Paragraphedeliste" style:family="paragraph"/>
    <style:style style:name="P61" style:parent-style-name="Paragraphedeliste" style:family="paragraph"/>
    <style:style style:name="P62" style:parent-style-name="Paragraphedeliste" style:family="paragraph"/>
    <style:style style:name="P63" style:parent-style-name="Titre3" style:family="paragraph"/>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draw:g draw:z-index="251659264" draw:name="Groupe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text:span text:style-name="T3">26/05/2017</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Zone de texte 32" text:anchor-type="paragraph" svg:x="3.47292in" svg:y="10.28958in" svg:width="3.72083in" svg:height="0.39722in" style:rel-width="scale" style:rel-height="scale"><draw:text-box><text:p text:style-name="Sansinterligne"><text:span text:style-name="T4">Jérémy MOREAU</text:span></text:p><text:p text:style-name="Sansinterligne"><text:span text:style-name="T5">Estiam lille</text:span></text:p></draw:text-box><svg:title/><svg:desc/></draw:frame><draw:frame draw:z-index="251660288" draw:id="id30" draw:style-name="a27" draw:name="Zone de texte 1" text:anchor-type="paragraph" svg:x="3.47292in" svg:y="2.04653in" svg:width="3.7125in" svg:height="0.94792in" style:rel-width="scale" style:rel-height="scale"><draw:text-box><text:p text:style-name="Sansinterligne"><text:span text:style-name="T6">Projet Symfony</text:span></text:p><text:p text:style-name="Normal">Documentation</text:p></draw:text-box><svg:title/><svg:desc/></draw:frame></text:p>
      <text:p text:style-name="P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483574599" office:target-frame-name="_top" xlink:show="replace"><text:span text:style-name="Lienhypertexte">Documentation Fonctionnelle</text:span><text:tab/>2</text:a></text:p>
          <text:p text:style-name="P9"><text:a xlink:href="#_Toc483574600" office:target-frame-name="_top" xlink:show="replace"><text:span text:style-name="Lienhypertexte">I)</text:span><text:span text:style-name="T10"><text:tab/></text:span><text:span text:style-name="Lienhypertexte">Les différents utilisateurs</text:span><text:tab/>2</text:a></text:p>
          <text:p text:style-name="P11"><text:a xlink:href="#_Toc483574601" office:target-frame-name="_top" xlink:show="replace"><text:span text:style-name="Lienhypertexte">II)</text:span><text:span text:style-name="T12"><text:tab/></text:span><text:span text:style-name="Lienhypertexte">Page de connexion</text:span><text:tab/>2</text:a></text:p>
          <text:p text:style-name="P13"><text:a xlink:href="#_Toc483574602" office:target-frame-name="_top" xlink:show="replace"><text:span text:style-name="Lienhypertexte">III)</text:span><text:span text:style-name="T14"><text:tab/></text:span><text:span text:style-name="Lienhypertexte">Produits</text:span><text:tab/>2</text:a></text:p>
          <text:p text:style-name="P15"><text:a xlink:href="#_Toc483574603" office:target-frame-name="_top" xlink:show="replace"><text:span text:style-name="Lienhypertexte">1)</text:span><text:span text:style-name="T16"><text:tab/></text:span><text:span text:style-name="Lienhypertexte">Liste des produits</text:span><text:tab/>2</text:a></text:p>
          <text:p text:style-name="P17"><text:a xlink:href="#_Toc483574604" office:target-frame-name="_top" xlink:show="replace"><text:span text:style-name="Lienhypertexte">2)</text:span><text:span text:style-name="T18"><text:tab/></text:span><text:span text:style-name="Lienhypertexte">Nouveau produit</text:span><text:tab/>2</text:a></text:p>
          <text:p text:style-name="P19"><text:a xlink:href="#_Toc483574605" office:target-frame-name="_top" xlink:show="replace"><text:span text:style-name="Lienhypertexte">IV)</text:span><text:span text:style-name="T20"><text:tab/></text:span><text:span text:style-name="Lienhypertexte">Stock</text:span><text:tab/>3</text:a></text:p>
          <text:p text:style-name="P21"><text:a xlink:href="#_Toc483574606" office:target-frame-name="_top" xlink:show="replace"><text:span text:style-name="Lienhypertexte">1)</text:span><text:span text:style-name="T22"><text:tab/></text:span><text:span text:style-name="Lienhypertexte">Liste des produits</text:span><text:tab/>3</text:a></text:p>
          <text:p text:style-name="P23"><text:a xlink:href="#_Toc483574607" office:target-frame-name="_top" xlink:show="replace"><text:span text:style-name="Lienhypertexte">2)</text:span><text:span text:style-name="T24"><text:tab/></text:span><text:span text:style-name="Lienhypertexte">Ajouter un produit</text:span><text:tab/>3</text:a></text:p>
          <text:p text:style-name="P25"><text:a xlink:href="#_Toc483574608" office:target-frame-name="_top" xlink:show="replace"><text:span text:style-name="Lienhypertexte">V)</text:span><text:span text:style-name="T26"><text:tab/></text:span><text:span text:style-name="Lienhypertexte">Catégories</text:span><text:tab/>3</text:a></text:p>
          <text:p text:style-name="P27"><text:a xlink:href="#_Toc483574609" office:target-frame-name="_top" xlink:show="replace"><text:span text:style-name="Lienhypertexte">1)</text:span><text:span text:style-name="T28"><text:tab/></text:span><text:span text:style-name="Lienhypertexte">Liste des catégories</text:span><text:tab/>3</text:a></text:p>
          <text:p text:style-name="P29"><text:a xlink:href="#_Toc483574610" office:target-frame-name="_top" xlink:show="replace"><text:span text:style-name="Lienhypertexte">2)</text:span><text:span text:style-name="T30"><text:tab/></text:span><text:span text:style-name="Lienhypertexte">Nouvelle catégorie</text:span><text:tab/>3</text:a></text:p>
          <text:p text:style-name="P31"><text:a xlink:href="#_Toc483574611" office:target-frame-name="_top" xlink:show="replace"><text:span text:style-name="Lienhypertexte">VI)</text:span><text:span text:style-name="T32"><text:tab/></text:span><text:span text:style-name="Lienhypertexte">Utilisateurs</text:span><text:tab/>3</text:a></text:p>
          <text:p text:style-name="P33"><text:a xlink:href="#_Toc483574612" office:target-frame-name="_top" xlink:show="replace"><text:span text:style-name="Lienhypertexte">1)</text:span><text:span text:style-name="T34"><text:tab/></text:span><text:span text:style-name="Lienhypertexte">Liste des utilisateurs</text:span><text:tab/>3</text:a></text:p>
          <text:p text:style-name="P35"><text:a xlink:href="#_Toc483574613" office:target-frame-name="_top" xlink:show="replace"><text:span text:style-name="Lienhypertexte">2)</text:span><text:span text:style-name="T36"><text:tab/></text:span><text:span text:style-name="Lienhypertexte">Nouvel utilisateur</text:span><text:tab/>3</text:a></text:p>
          <text:p text:style-name="P37"><text:a xlink:href="#_Toc483574614" office:target-frame-name="_top" xlink:show="replace"><text:span text:style-name="Lienhypertexte">Documentation Technique</text:span><text:tab/>4</text:a></text:p>
          <text:p text:style-name="P38"><text:a xlink:href="#_Toc483574615" office:target-frame-name="_top" xlink:show="replace"><text:span text:style-name="Lienhypertexte">I)</text:span><text:span text:style-name="T39"><text:tab/></text:span><text:span text:style-name="Lienhypertexte">Base de données</text:span><text:tab/>4</text:a></text:p>
          <text:p text:style-name="P40"><text:a xlink:href="#_Toc483574616" office:target-frame-name="_top" xlink:show="replace"><text:span text:style-name="Lienhypertexte">II)</text:span><text:span text:style-name="T41"><text:tab/></text:span><text:span text:style-name="Lienhypertexte">Les vues</text:span><text:tab/>4</text:a></text:p>
          <text:p text:style-name="P42"><text:a xlink:href="#_Toc483574617" office:target-frame-name="_top" xlink:show="replace"><text:span text:style-name="Lienhypertexte">III)</text:span><text:span text:style-name="T43"><text:tab/></text:span><text:span text:style-name="Lienhypertexte">Contrôleurs</text:span><text:tab/>4</text:a></text:p>
          <text:p text:style-name="P44"><text:a xlink:href="#_Toc483574618" office:target-frame-name="_top" xlink:show="replace"><text:span text:style-name="Lienhypertexte">1)</text:span><text:span text:style-name="T45"><text:tab/></text:span><text:span text:style-name="Lienhypertexte">SecurityController</text:span><text:tab/>4</text:a></text:p>
          <text:p text:style-name="P46"><text:a xlink:href="#_Toc483574619" office:target-frame-name="_top" xlink:show="replace"><text:span text:style-name="Lienhypertexte">2)</text:span><text:span text:style-name="T47"><text:tab/></text:span><text:span text:style-name="Lienhypertexte">DefaultController</text:span><text:tab/>4</text:a></text:p>
          <text:p text:style-name="P48"><text:a xlink:href="#_Toc483574620" office:target-frame-name="_top" xlink:show="replace"><text:span text:style-name="Lienhypertexte">3)</text:span><text:span text:style-name="T49"><text:tab/></text:span><text:span text:style-name="Lienhypertexte">Autres contrôleurs</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483574599"/><text:soft-page-break/>Documentation Fonctionnelle<text:bookmark-end text:name="_Toc483574599"/></text:h>
      <text:p text:style-name="Normal"/>
      <text:h text:style-name="Titre2" text:outline-level="2"><text:bookmark-start text:name="_Toc483574600"/>Les différents utilisateurs<text:bookmark-end text:name="_Toc483574600"/></text:h>
      <text:p text:style-name="Normal"/>
      <text:p text:style-name="Normal">Il existe 3 types d’utilisateurs :</text:p>
      <text:list text:style-name="LFO3" text:continue-numbering="true">
        <text:list-item>
          <text:p text:style-name="P50">Magasinier : Il peut uniquement retirer des produits du stock.</text:p>
        </text:list-item>
        <text:list-item>
          <text:p text:style-name="P51">Responsable :<text:s/>Il peut gérer la liste des produits dans l’inventaire ainsi que dans le stock.</text:p>
        </text:list-item>
        <text:list-item>
          <text:p text:style-name="P52">Administrateur : Il peut faire les tâches précédentes et aussi créer et supprimer des utilisateurs.</text:p>
        </text:list-item>
      </text:list>
      <text:p text:style-name="Normal">Chaque utilisateur peut accéder à ces tâches par un menu. Si il tente d’accéder à une page à laquelle il n’a pas le droit, il est rediriger vers une autre page.</text:p>
      <text:p text:style-name="P53"/>
      <text:h text:style-name="Titre2" text:outline-level="2"><text:bookmark-start text:name="_Toc483574601"/>Page de connexion<text:bookmark-end text:name="_Toc483574601"/></text:h>
      <text:p text:style-name="Normal"/>
      <text:p text:style-name="Normal">Lorsqu’aucun administrateur n’est connu en base de données, si une personne va sur le site, elle peut créer un compte administrateur. Sinon, la personne peut seulement se connecter.</text:p>
      <text:p text:style-name="Normal"/>
      <text:h text:style-name="Titre2" text:outline-level="2"><text:bookmark-start text:name="_Toc483574602"/>Produits<text:bookmark-end text:name="_Toc483574602"/></text:h>
      <text:h text:style-name="Titre3" text:outline-level="3"><text:bookmark-start text:name="_Toc483574603"/>Liste des produits<text:bookmark-end text:name="_Toc483574603"/></text:h>
      <text:p text:style-name="Normal">Les administrateurs et le responsable peuvent, ici, voir la liste de tous les produits dans l’inventaire et ils peuvent les modifier ou les supprimer. Lorsqu’ils veulent le modifier, ils arrivent sur la page de création contenant, par défaut, les valeurs concernant les produits.</text:p>
      <text:h text:style-name="Titre3" text:outline-level="3"><text:bookmark-start text:name="_Toc483574604"/>Nouveau produit<text:bookmark-end text:name="_Toc483574604"/></text:h>
      <text:p text:style-name="Normal">Formulaire qui permet la création d’un produit.</text:p>
      <text:p text:style-name="Normal"/>
      <text:h text:style-name="Titre2" text:outline-level="2"><text:bookmark-start text:name="_Toc483574605"/>Stock<text:bookmark-end text:name="_Toc483574605"/></text:h>
      <text:h text:style-name="P54" text:outline-level="3" text:restart-numbering="true" text:start-value="1"><text:bookmark-start text:name="_Toc483574606"/>Liste des produits<text:bookmark-end text:name="_Toc483574606"/></text:h>
      <text:p text:style-name="Normal">Ici, tous les utilisateurs peuvent voir la liste des produits qui sont en stock.</text:p>
      <text:p text:style-name="Normal">Un administrateur ou un responsable peut ajouter ou supprimer 1 produit, modifier la quantité ou supprimer le produit du stock.</text:p>
      <text:soft-page-break/>
      <text:p text:style-name="Normal">Un magasinier peut seulement enlever un produit ou modifier la quantité en stock à condition qu’elle soit inférieure à la précédente quantité.</text:p>
      <text:h text:style-name="Titre3" text:outline-level="3"><text:bookmark-start text:name="_Toc483574607"/>Ajouter un produit<text:bookmark-end text:name="_Toc483574607"/></text:h>
      <text:p text:style-name="Normal">Sur cette page, un administrateur ou un responsable peut voir la liste de les produits qui sont dans l’inventaire et qui ne sont pas en stock et les ajouter au stock. Ils peuvent rechercher des produits par leur catégorie.</text:p>
      <text:p text:style-name="Normal"/>
      <text:h text:style-name="Titre2" text:outline-level="2"><text:bookmark-start text:name="_Toc483574608"/>Catégories<text:bookmark-end text:name="_Toc483574608"/></text:h>
      <text:h text:style-name="P55" text:outline-level="3" text:restart-numbering="true" text:start-value="1"><text:bookmark-start text:name="_Toc483574609"/>Liste des catégories<text:bookmark-end text:name="_Toc483574609"/></text:h>
      <text:p text:style-name="Normal">Un administrateur ou un responsable peut voir la liste des catégories, les supprimer ou les modifier.</text:p>
      <text:h text:style-name="Titre3" text:outline-level="3"><text:bookmark-start text:name="_Toc483574610"/>Nouvelle catégorie<text:bookmark-end text:name="_Toc483574610"/></text:h>
      <text:p text:style-name="Normal">Ici, ces mêmes utilisateurs peuvent créer une catégorie en spécifiant un nom pour celle-ci.</text:p>
      <text:p text:style-name="Normal"/>
      <text:h text:style-name="Titre2" text:outline-level="2"><text:bookmark-start text:name="_Toc483574611"/>Utilisateurs<text:bookmark-end text:name="_Toc483574611"/></text:h>
      <text:h text:style-name="P56" text:outline-level="3" text:restart-numbering="true" text:start-value="1"><text:bookmark-start text:name="_Toc483574612"/>Liste des utilisateurs<text:bookmark-end text:name="_Toc483574612"/></text:h>
      <text:p text:style-name="Normal">Un administrateur peut voir, sur cette page, la liste des utilisateurs, les modifier ou les supprimer.</text:p>
      <text:h text:style-name="Titre3" text:outline-level="3"><text:bookmark-start text:name="_Toc483574613"/>Nouvel utilisateur<text:bookmark-end text:name="_Toc483574613"/></text:h>
      <text:p text:style-name="Normal">Un administrateur peut créer, ici, un utilisateur.</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483574614"/><text:soft-page-break/>Documentation Technique<text:bookmark-end text:name="_Toc483574614"/></text:h>
      <text:h text:style-name="P57" text:outline-level="2" text:restart-numbering="true" text:start-value="1"><text:tab/><text:bookmark-start text:name="_Toc483574615"/>Base de données<text:bookmark-end text:name="_Toc483574615"/></text:h>
      <text:p text:style-name="Normal">Elle contient 5 tables :</text:p>
      <text:list text:style-name="LFO3" text:continue-numbering="true">
        <text:list-item>
          <text:p text:style-name="P58">Role qui possède id et nom</text:p>
        </text:list-item>
        <text:list-item>
          <text:p text:style-name="P59">User qui possède id, idRole, pseudo, password et createdDate</text:p>
        </text:list-item>
        <text:list-item>
          <text:p text:style-name="P60">Categorie qui contient un id et un nom</text:p>
        </text:list-item>
        <text:list-item>
          <text:p text:style-name="P61">Produit qui contient id, libelle, reference, prixAchat, prixVente, tva, idCategorie et isInStock</text:p>
        </text:list-item>
        <text:list-item>
          <text:p text:style-name="P62">Stock qui possède id, refProduit et nbProduit</text:p>
        </text:list-item>
      </text:list>
      <text:p text:style-name="Normal">Les tables ont été créer à la main et sont utilisées via doctrine.</text:p>
      <text:p text:style-name="Normal"/>
      <text:h text:style-name="Titre2" text:outline-level="2"><text:bookmark-start text:name="_Toc483574616"/>Les vues<text:bookmark-end text:name="_Toc483574616"/></text:h>
      <text:p text:style-name="Normal">Il y’a la vue base.html.twig dans laquelle on spécifie tous les fichiers de style et de scripts.</text:p>
      <text:p text:style-name="Normal">La vue loggedpage contient tout ce qui concerne la mise en place d’adminLTE et de son menu.</text:p>
      <text:p text:style-name="Normal">Les vues login et register sont les 2 premières pages que l’on peut avoir en venant sur le site.</text:p>
      <text:p text:style-name="Normal">Les vues commençant par « list » sont les pages où apparaissent principalement des listes.</text:p>
      <text:p text:style-name="Normal">Les vues commençant par « create » sont les pages où il y’a des formulaires de création.</text:p>
      <text:p text:style-name="Normal">La page addProduct est la page qui permet d’ajouter un produit au stock.</text:p>
      <text:p text:style-name="Normal"/>
      <text:h text:style-name="Titre2" text:outline-level="2"><text:bookmark-start text:name="_Toc483574617"/>Contrôleurs<text:bookmark-end text:name="_Toc483574617"/></text:h>
      <text:h text:style-name="P63" text:outline-level="3" text:restart-numbering="true" text:start-value="1"><text:bookmark-start text:name="_Toc483574618"/>SecurityController<text:bookmark-end text:name="_Toc483574618"/><text:s/></text:h>
      <text:p text:style-name="Normal">Il concerne<text:s/>la création d’un compte administrateur ainsi que la page de connexion.</text:p>
      <text:h text:style-name="Titre3" text:outline-level="3"><text:bookmark-start text:name="_Toc483574619"/>DefaultController<text:bookmark-end text:name="_Toc483574619"/></text:h>
      <text:p text:style-name="Normal">Ce contrôleur permet la redirection vers la page d’accueil (liste des produits en stock) ou vers la page de connexion ou d’inscription.</text:p>
      <text:p text:style-name="Normal">Sur ce contrôleur, on a également une fonction « menu », utilisée par tous les contrôleurs et qui permet, suivant le paramètre passé, d’afficher le menu. Le paramètre spécifiant dans quelle page on se trouve.</text:p>
      <text:p text:style-name="Normal"/>
      <text:p text:style-name="Normal"/>
      <text:h text:style-name="Titre3" text:outline-level="3"><text:bookmark-start text:name="_Toc483574620"/><text:soft-page-break/>Autres contrôleurs<text:bookmark-end text:name="_Toc483574620"/></text:h>
      <text:p text:style-name="Normal">Ils permettent de gérer les autres pages. Pour chaque action appelée sur chaque contrôleur, on vérifie si l’utilisateur a le droit d’effectuer l’action et on le redirige ou on l’averti si ce n’est pas le c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 style:next-style-name="Normal" style:default-outline-level="1">
      <style:text-propertie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8pt" style:font-size-asian="18pt" style:font-size-complex="18pt" style:text-underline-type="single" style:text-underline-style="solid" style:text-underline-width="auto" style:text-underline-mode="continuous" fo:hyphenate="false"/>
    </style:style>
    <style:style style:name="Titre3" style:display-name="Titre 3" style:family="paragraph" style:parent-style-name="Paragraphedeliste" style:next-style-name="Normal" style:default-outline-level="3">
      <style:text-properties fo:color="#0070C0" fo:font-size="14pt" style:font-size-asian="14pt" style:font-size-complex="14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0070C0" fo:letter-spacing="-0.0069in" style:letter-kerning="true" fo:font-size="28pt" style:font-size-asian="28pt" style:font-size-complex="28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8pt" style:font-size-asian="18pt" style:font-size-complex="18pt" style:text-underline-type="single" style:text-underline-style="solid" style:text-underline-width="auto" style:text-underline-mode="continuous"/>
    </style:style>
    <style:style style:name="Titre3Car" style:display-name="Titre 3 Car" style:family="text" style:parent-style-name="Policepardéfaut">
      <style:text-properties fo:color="#0070C0" fo:font-size="14pt" style:font-size-asian="14pt" style:font-size-complex="14pt" style:text-underline-type="single" style:text-underline-style="solid" style:text-underline-width="auto" style:text-underline-mode="continuous"/>
    </style:style>
    <style:style style:name="Titre" style:display-name="Titre" style:family="paragraph" style:parent-style-name="Normal" style:next-style-name="Normal">
      <style:paragraph-properties fo:text-align="center" fo:margin-bottom="0in" fo:line-height="100%"/>
      <style:text-properties style:font-name="Calibri Light" style:font-name-asian="Times New Roman" style:font-name-complex="Times New Roman" fo:color="#0070C0" fo:letter-spacing="-0.0069in" style:letter-kerning="true" fo:font-size="28pt" style:font-size-asian="28pt" style:font-size-complex="28pt" style:text-underline-type="single" style:text-underline-style="solid" style:text-underline-width="auto" style:text-underline-mode="continuous" fo:hyphenate="false"/>
    </style:style>
    <style:style style:name="TitreCar" style:display-name="Titre Car" style:family="text" style:parent-style-name="Policepardéfaut">
      <style:text-properties style:font-name="Calibri Light" style:font-name-asian="Times New Roman" style:font-name-complex="Times New Roman" fo:color="#0070C0" fo:letter-spacing="-0.0069in" style:letter-kerning="true" fo:font-size="28pt" style:font-size-asian="28pt" style:font-size-complex="28pt" style:text-underline-type="single" style:text-underline-style="solid" style:text-underline-width="auto" style:text-underline-mode="continuo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I">
        <style:list-level-properties text:space-before="0.25in" text:min-label-width="0.5in" text:list-level-position-and-space-mode="label-alignment">
          <style:list-level-label-alignment text:label-followed-by="listtab" fo:margin-left="0.75in" fo:text-indent="-0.5in"/>
        </style:list-level-properties>
      </text:outline-level-style>
      <text:outline-level-style text:level="3" style:num-suffix=")" style:num-format="1">
        <style:list-level-properties text:space-before="0.4916in" text:min-label-width="0.25in" text:list-level-position-and-space-mode="label-alignment">
          <style:list-level-label-alignment text:label-followed-by="listtab" fo:margin-left="0.7416in" fo:text-indent="-0.25in"/>
        </style:list-level-properties>
      </text:outline-level-style>
      <text:outline-level-style text:level="4" style:num-format=""/>
      <text:outline-level-style text:level="5" style:num-format=""/>
      <text:outline-level-style text:level="6"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Symfony</dc:title>
    <dc:description/>
    <dc:subject>Documentation</dc:subject>
    <meta:initial-creator>Jérémy MOREAU</meta:initial-creator>
    <dc:creator>Jérémy MOREAU</dc:creator>
    <meta:creation-date>2017-05-26T12:43:00Z</meta:creation-date>
    <dc:date>2017-05-26T14:08:00Z</dc:date>
    <meta:template xlink:href="Normal.dotm" xlink:type="simple"/>
    <meta:editing-cycles>2</meta:editing-cycles>
    <meta:editing-duration>PT5100S</meta:editing-duration>
    <meta:document-statistic meta:page-count="6" meta:paragraph-count="11" meta:word-count="892" meta:character-count="5790" meta:row-count="40" meta:non-whitespace-character-count="4909"/>
  </office:meta>
</office:document-meta>
</file>